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ELEZIONARE TUTTI GLI STUDENTI NATI NEL 1990 (160)</text:p>
      <text:p text:style-name="P1"/>
      <text:p text:style-name="P1">SELECT *</text:p>
      <text:p text:style-name="P1">FROM `students`</text:p>
      <text:p text:style-name="P1">WHERE YEAR(`date_of_birth`) = 1990;</text:p>
      <text:p text:style-name="P1"/>
      <text:p text:style-name="P2">SELEZIONARE TUTTI I CORSI CHE VALGONO + DI 10 CREDITI (479)</text:p>
      <text:p text:style-name="P2"/>
      <text:p text:style-name="P2">SELECT *</text:p>
      <text:p text:style-name="P2">FROM `courses`</text:p>
      <text:p text:style-name="P2">WHERE (`cfu`) &gt; 10;</text:p>
      <text:p text:style-name="P2"/>
      <text:p text:style-name="P2">SELEZIONARE TUTTI GLI STUDENTI CHE HANNO + DI 30 ANNI (3160)</text:p>
      <text:p text:style-name="P2"/>
      <text:p text:style-name="P2">SELECT *</text:p>
      <text:p text:style-name="P2">FROM `students`</text:p>
      <text:p text:style-name="P2">WHERE `date_of_birth` &lt;= '1990-10-18’;</text:p>
      <text:p text:style-name="P2"/>
      <text:p text:style-name="P2">SELEZIONARE TUTTI I CORSI DEL PRIMO SEMESTRE DEL PRIMO ANNO DI UN QUALSIASI CORSO DI LAUREA (286)</text:p>
      <text:p text:style-name="P2"/>
      <text:p text:style-name="P2">SELECT *</text:p>
      <text:p text:style-name="P2">FROM `courses`</text:p>
      <text:p text:style-name="P2">WHERE (`period` LIKE 'I semestre') AND (`year` LIKE ‘1’);</text:p>
      <text:p text:style-name="P2"/>
      <text:p text:style-name="P2">SELEZIONARE TUTTI GLI APPELLI D’ESAME CHE AVVENGONO NEL POME (DOPO LE 14) DEL 20/06/20 (21)</text:p>
      <text:p text:style-name="P2"/>
      <text:p text:style-name="P2">SELECT *</text:p>
      <text:p text:style-name="P2">FROM `exams`</text:p>
      <text:p text:style-name="P2">WHERE (`date` LIKE '2020-06-20') AND (`hour` &gt; '14:00:%’);</text:p>
      <text:p text:style-name="P2"/>
      <text:p text:style-name="P2">SELEZIONARE TUTTI I CORSI DI LAUREA MAGISTRALE(38)</text:p>
      <text:p text:style-name="P2"/>
      <text:p text:style-name="P2">SELECT *</text:p>
      <text:p text:style-name="P2">FROM `degrees`</text:p>
      <text:p text:style-name="P2">WHERE `name` LIKE 'Corso di Laurea Magistrale%’;</text:p>
      <text:p text:style-name="P2"/>
      <text:p text:style-name="P2">DA QUANTI DIPARTIMENTI E COMPOSTA L’UNIVERSITA (12)</text:p>
      <text:p text:style-name="P2">SELECT COUNT(`id`) AS 'Numeri_di_dipartimenti'</text:p>
      <text:p text:style-name="P2">FROM `departments`;</text:p>
      <text:p text:style-name="P2"/>
      <text:p text:style-name="P2">QUANTI SONO GLI INSEGNANTI CHE NON HANNO UN NUMERO DI TELEFONO (50)</text:p>
      <text:p text:style-name="P2">SELECT *</text:p>
      <text:p text:style-name="P2">FROM `teachers`</text:p>
      <text:p text:style-name="P2">WHERE `phone` IS NULL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